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4TipAdq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TipAdq</text:p>
          </table:table-cell>
          <table:table-cell office:value-type="string" table:style-name="ce1">
            <text:p>DescAd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1">
            <text:p>ADJUDICA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1">
            <text:p>D.B. MEX. SOM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OMP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1">
            <text:p>D.S.P.P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P</text:p>
          </table:table-cell>
          <table:table-cell office:value-type="string" table:style-name="ce1">
            <text:p>DONA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</text:p>
          </table:table-cell>
          <table:table-cell office:value-type="string" table:style-name="ce1">
            <text:p>D.S.E.P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</text:p>
          </table:table-cell>
          <table:table-cell office:value-type="string" table:style-name="ce1">
            <text:p>TRANSFER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</text:p>
          </table:table-cell>
          <table:table-cell office:value-type="string" table:style-name="ce1">
            <text:p>SIN/DESCRIP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NO TIENE TIPO DE ADQ.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_04TipAdq" table:cell-range-address="04TipAdq.$A$1:04TipAdq.$B$10" table:base-cell-address="04TipAdq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2:09Z</meta:creation-date>
    <dc:date>2015-05-13T19:59:10Z</dc:date>
  </office:meta>
</office:document-meta>
</file>